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Palatino-Roman" svg:font-family="Palatino-Roman" style:font-family-generic="roman"/>
    <style:font-face style:name="Times-Roman" svg:font-family="Times-Roman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 style:parent-style-name="Standard" style:list-style-name="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Palatino-Roman" fo:font-size="9pt" fo:font-weight="bold" style:font-name-asian="Palatino-Roman" style:font-size-asian="9pt" style:font-weight-asian="bold" style:font-name-complex="Palatino-Roman" style:font-size-complex="9pt" style:font-weight-complex="bold"/>
    </style:style>
    <style:style style:name="P3" style:family="paragraph" style:parent-style-name="Standard" style:list-style-name="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Palatino-Roman" fo:font-size="9pt" fo:font-weight="bold" style:font-name-asian="Palatino-Roman" style:font-size-asian="9pt" style:font-weight-asian="bold" style:font-name-complex="Palatino-Roman" style:font-size-complex="9pt" style:font-weight-complex="bold"/>
    </style:style>
    <style:style style:name="P4" style:family="paragraph" style:parent-style-name="Standard" style:list-style-name="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Palatino-Roman" fo:font-size="9pt" fo:font-weight="normal" style:font-name-asian="Palatino-Roman" style:font-size-asian="9pt" style:font-weight-asian="normal" style:font-name-complex="Palatino-Roman" style:font-size-complex="9pt" style:font-weight-complex="normal"/>
    </style:style>
    <style:style style:name="P5" style:family="paragraph" style:parent-style-name="Standard" style:list-style-name="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Palatino-Roman" fo:font-size="12pt" style:text-underline-style="solid" style:text-underline-width="auto" style:text-underline-color="font-color" fo:font-weight="bold" style:font-name-asian="Palatino-Roman" style:font-size-asian="12pt" style:font-weight-asian="bold" style:font-name-complex="Palatino-Roman" style:font-size-complex="12pt" style:font-weight-complex="bold"/>
    </style:style>
    <style:style style:name="T1" style:family="text">
      <style:text-properties style:use-window-font-color="true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2" style:family="text">
      <style:text-properties style:use-window-font-color="true" style:font-name="Times-Roman" fo:font-size="9pt" fo:font-weight="normal" style:font-name-asian="Times-Roman" style:font-size-asian="9pt" style:font-weight-asian="normal" style:font-name-complex="Times-Roman" style:font-size-complex="9pt" style:font-weight-complex="normal"/>
    </style:style>
    <style:style style:name="T3" style:family="text">
      <style:text-properties style:use-window-font-color="true" style:font-name="Palatino-Roman" fo:font-size="9pt" fo:font-weight="normal" style:font-name-asian="Palatino-Roman" style:font-size-asian="9pt" style:font-weight-asian="normal" style:font-name-complex="Palatino-Roman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CREEN OBJECTS</text:p>
      <text:p text:style-name="P2"/>
      <text:p text:style-name="P2"/>
      <text:p text:style-name="P2">Property <text:s text:c="5"/><text:tab/><text:tab/><text:tab/>Description <text:s text:c="5"/><text:tab/><text:tab/><text:tab/><text:tab/><text:tab/><text:tab/><text:tab/><text:tab/> <text:s text:c="10"/></text:p>
      <text:p text:style-name="P1"><text:span text:style-name="T2">availHeight</text:span><text:span text:style-name="T3"> <text:s text:c="4"/><text:tab/><text:tab/><text:tab/>The pixel height of the screen minus system elements such as Windows (read only) <text:s/></text:span></text:p>
      <text:p text:style-name="P1"><text:span text:style-name="T3"><text:s text:c="4"/></text:span></text:p>
      <text:p text:style-name="P1"><text:span text:style-name="T2">availLeft</text:span><text:span text:style-name="T3"> <text:s text:c="4"/><text:tab/><text:tab/><text:tab/>The first pixel from the left that is not taken up by system elements (read only) <text:s/></text:span></text:p>
      <text:p text:style-name="P1"><text:span text:style-name="T3"/></text:p>
      <text:p text:style-name="P1"><text:span text:style-name="T2">availTop</text:span><text:span text:style-name="T3"> <text:s text:c="4"/><text:tab/><text:tab/><text:tab/>The first pixel from the top that is not taken up by system elements (read only) <text:s/></text:span></text:p>
      <text:p text:style-name="P4"><text:s text:c="2"/></text:p>
      <text:p text:style-name="P1"><text:span text:style-name="T3">a</text:span><text:span text:style-name="T2">vailWidth</text:span><text:span text:style-name="T3"> <text:s text:c="3"/><text:tab/><text:tab/> <text:tab/>The pixel width of the screen minus system elements (read only) </text:span></text:p>
      <text:p text:style-name="P4"><text:s/></text:p>
      <text:p text:style-name="P1"><text:span text:style-name="T2">bufferDepth</text:span><text:span text:style-name="T3"> <text:s text:c="4"/><text:tab/><text:tab/><text:tab/>Reads or writes the number of bits used for offscreen bitmap rendering </text:span></text:p>
      <text:p text:style-name="P4"><text:s/></text:p>
      <text:p text:style-name="P1"><text:span text:style-name="T2">colorDepth</text:span><text:span text:style-name="T3"> <text:s text:c="4"/><text:tab/><text:tab/><text:tab/>The number of bits used to represent colors; for most systems, 32 (read only) <text:s/></text:span></text:p>
      <text:p text:style-name="P4"><text:s text:c="16"/></text:p>
      <text:p text:style-name="P1"><text:span text:style-name="T2">deviceXDPI</text:span><text:span text:style-name="T3"> <text:s text:c="4"/><text:tab/><text:tab/><text:tab/>The actual horizontal DPI of the screen (read only) <text:s/></text:span></text:p>
      <text:p text:style-name="P4"><text:s text:c="16"/></text:p>
      <text:p text:style-name="P1"><text:span text:style-name="T2">deviceYDPI</text:span><text:span text:style-name="T3"> <text:s text:c="4"/><text:tab/><text:tab/><text:tab/>The actual vertical DPI of the screen (read only) <text:s/></text:span></text:p>
      <text:p text:style-name="P4"><text:s text:c="16"/></text:p>
      <text:p text:style-name="P1"><text:span text:style-name="T2">fontSmoothing</text:span><text:span text:style-name="T1"> <text:tab/><text:tab/></text:span><text:span text:style-name="T2">Enabled</text:span><text:span text:style-name="T3"> <text:s text:c="4"/>Indicates if font smoothing is turned on (read only) <text:s/></text:span></text:p>
      <text:p text:style-name="P4"><text:s text:c="16"/></text:p>
      <text:p text:style-name="P1"><text:span text:style-name="T2">height</text:span><text:span text:style-name="T3"> <text:s text:c="4"/><text:tab/><text:tab/><text:tab/>The pixel height of the screen <text:s text:c="17"/></text:span></text:p>
      <text:p text:style-name="P4"><text:s text:c="5"/></text:p>
      <text:p text:style-name="P1"><text:span text:style-name="T2">left</text:span><text:span text:style-name="T3"> <text:s/><text:tab/><text:tab/><text:tab/><text:tab/>The pixel distance of the current screen ’ s left <text:s text:c="2"/>side</text:span><text:span text:style-name="T1"> </text:span></text:p>
      <text:p text:style-name="P4"><text:s text:c="16"/></text:p>
      <text:p text:style-name="P1"><text:span text:style-name="T2">logicalXDPI</text:span><text:span text:style-name="T3"> <text:s text:c="4"/><text:tab/><text:tab/>The logical horizontal DPI of the screen (read only) <text:s/></text:span></text:p>
      <text:p text:style-name="P4"><text:s text:c="16"/></text:p>
      <text:p text:style-name="P1"><text:span text:style-name="T2">logicalYDPI</text:span><text:span text:style-name="T3"> <text:s text:c="4"/><text:tab/><text:tab/>The logical vertical DPI of the screen (read only) <text:s/></text:span></text:p>
      <text:p text:style-name="P4"><text:s text:c="16"/></text:p>
      <text:p text:style-name="P1"><text:span text:style-name="T2">pixelDepth</text:span><text:span text:style-name="T3"> <text:s text:c="4"/><text:tab/><text:tab/><text:tab/>The bit depth of the screen (read only) <text:s/></text:span></text:p>
      <text:p text:style-name="P4"><text:s text:c="16"/></text:p>
      <text:p text:style-name="P1"><text:span text:style-name="T2">top</text:span><text:span text:style-name="T3"> <text:s text:c="4"/><text:tab/><text:tab/><text:tab/><text:tab/>The pixel distance of the current screen ’ s top <text:s/></text:span></text:p>
      <text:p text:style-name="P4"><text:s text:c="16"/></text:p>
      <text:p text:style-name="P1"><text:span text:style-name="T2">updateInterval</text:span><text:span text:style-name="T3"> <text:s text:c="4"/><text:tab/><text:tab/>Reads or writes the update interval for the screen in milliseconds <text:s/></text:span></text:p>
      <text:p text:style-name="P1"><text:span text:style-name="T3"><text:s text:c="16"/></text:span></text:p>
      <text:p text:style-name="P1"><text:span text:style-name="T2">width</text:span><text:span text:style-name="T3"> <text:s text:c="4"/><text:tab/><text:tab/><text:tab/>The pixel width of the screen <text:s text:c="1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Palatino-Roman" svg:font-family="Palatino-Roman" style:font-family-generic="roman"/>
    <style:font-face style:name="Times-Roman" svg:font-family="Times-Roman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08cm" fo:margin-bottom="0.665cm" fo:margin-left="1.025cm" fo:margin-right="0.7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cha bhardwaj</meta:initial-creator>
    <meta:creation-date>2011-08-18T13:12:18</meta:creation-date>
    <dc:date>2011-08-18T13:19:23</dc:date>
    <dc:creator>richa bhardwaj</dc:creator>
    <meta:editing-duration>PT7M5S</meta:editing-duration>
    <meta:editing-cycles>3</meta:editing-cycles>
    <meta:generator>OpenOffice.org/3.3$Unix OpenOffice.org_project/330m17$Build-9551</meta:generator>
    <meta:document-statistic meta:table-count="0" meta:image-count="0" meta:object-count="0" meta:page-count="1" meta:paragraph-count="34" meta:word-count="202" meta:character-count="1570"/>
  </office:meta>
</office:document-meta>
</file>